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00ab" officeooo:paragraph-rsid="000400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urce that I used:</text:p>
      <text:p text:style-name="P1"/>
      <text:p text:style-name="P1">Kaggle movie data link:</text:p>
      <text:p text:style-name="P1"><text:a xlink:type="simple" xlink:href="https://www.kaggle.com/tmdb/tmdb-movie-metadata/kernels" text:style-name="Internet_20_link" text:visited-style-name="Visited_20_Internet_20_Link">https://www.kaggle.com/tmdb/tmdb-movie-metadata/kernels</text:a></text:p>
      <text:p text:style-name="P1"/>
      <text:p text:style-name="P1">Pandas plot function:</text:p>
      <text:p text:style-name="P1"><text:a xlink:type="simple" xlink:href="https://pandas.pydata.org/pandas-docs/stable/reference/api/pandas.DataFrame.plot.html" text:style-name="Internet_20_link" text:visited-style-name="Visited_20_Internet_20_Link">https://pandas.pydata.org/pandas-docs/stable/reference/api/pandas.DataFrame.plot.html</text:a></text:p>
      <text:p text:style-name="P1"/>
      <text:p text:style-name="P1">Multiple stackoverflow sources:</text:p>
      <text:p text:style-name="P1"/>
      <text:p text:style-name="P1"><text:a xlink:type="simple" xlink:href="https://stackoverflow.com/questions/8931268/using-colormaps-to-set-color-of-line-in-matplotlib" text:style-name="Internet_20_link" text:visited-style-name="Visited_20_Internet_20_Link">https://stackoverflow.com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6:20:27.378679351</meta:creation-date>
    <dc:date>2019-04-01T16:23:48.089067787</dc:date>
    <meta:editing-duration>PT3M21S</meta:editing-duration>
    <meta:editing-cycles>1</meta:editing-cycles>
    <meta:document-statistic meta:table-count="0" meta:image-count="0" meta:object-count="0" meta:page-count="1" meta:paragraph-count="7" meta:word-count="17" meta:character-count="262" meta:non-whitespace-character-count="252"/>
    <meta:generator>LibreOffice/6.0.7.3$Linux_X86_64 LibreOffice_project/00m0$Build-3</meta:generator>
  </office:meta>
</office:document-meta>
</file>